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8000000060052607F59AA66F31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61cm" fo:padding-bottom="0.161cm" fo:padding-left="0.161cm" fo:padding-right="0.161cm" fo:wrap-option="wrap"/>
    </style:style>
    <style:style style:name="pr1" style:family="presentation" style:parent-style-name="Title_20__26__20_Bullets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35cm" fo:margin-bottom="0cm" fo:line-height="100%" fo:text-align="center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63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Light" fo:font-size="56pt" fo:letter-spacing="normal" fo:font-style="normal" style:text-underline-style="none" fo:font-weight="normal" style:font-name-asian="Helvetica Light" style:font-size-asian="56pt" style:font-style-asian="normal" style:font-weight-asian="normal" style:font-name-complex="Helvetica Light" style:font-size-complex="5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Light" fo:font-size="40pt" fo:letter-spacing="normal" fo:font-style="normal" style:text-underline-style="none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Light" fo:font-size="40pt" fo:letter-spacing="-0.043cm" fo:font-style="normal" style:text-underline-style="none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Helvetica Light" fo:font-size="40pt" fo:letter-spacing="-0.043cm" fo:font-style="normal" style:text-underline-style="solid" style:text-underline-width="auto" style:text-underline-color="font-color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Helvetica Light" fo:font-size="38pt" fo:letter-spacing="normal" fo:font-style="normal" style:text-underline-style="solid" style:text-underline-width="auto" style:text-underline-color="font-color" fo:font-weight="normal" style:font-name-asian="Helvetica Light" style:font-size-asian="38pt" style:font-style-asian="normal" style:font-weight-asian="normal" style:font-name-complex="Helvetica Light" style:font-size-complex="3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elvetica Light" fo:font-size="38pt" fo:letter-spacing="normal" fo:font-style="normal" style:text-underline-style="none" fo:font-weight="normal" style:font-name-asian="Helvetica Light" style:font-size-asian="38pt" style:font-style-asian="normal" style:font-weight-asian="normal" style:font-name-complex="Helvetica Light" style:font-size-complex="3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1cm" text:min-label-width="1.124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336cm"/>
        <style:text-properties fo:font-family="StarSymbol" fo:color="#ffffff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336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336cm"/>
        <style:text-properties fo:font-family="StarSymbol" fo:color="#ffffff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336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336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336cm"/>
        <style:text-properties fo:font-family="StarSymbol" fo:color="#ffffff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2.004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SCI-4966 Open Sourc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32.525cm" svg:height="3.386cm" svg:x="1.815cm" svg:y="12.51cm">
          <text:p text:style-name="P1"><text:span text:style-name="T2">Prof. Wesley Turner</text:span></text:p>
          <text:p text:style-name="P1"><text:span text:style-name="T2">Amos Eaton 2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Licen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Our Lecture Slides have <text:s/>greatly benefited from the previous classes taught by Dr. William Schroeder and Dr. Luis Ibanez at RPI, </text:span></text:p>
            </text:list-item>
            <text:list-item>
              <text:p text:style-name="P5"><text:span text:style-name="T3">And by Professor Mukkai Krishnamoorthy who succeeded them in teaching the course</text:span></text:p>
            </text:list-item>
            <text:list-item>
              <text:p text:style-name="P5"><text:span text:style-name="T3">Creative Commons (CC BY 3.0) </text:span><text:span text:style-name="T4"><text:a xlink:href="http://creativecommons.org/licenses/by/3.0/" xlink:type="simple">http://creativecommons.org/licenses/by/3.0/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3" draw:layer="layout" svg:width="18.489cm" svg:height="3.542cm" svg:x="8.205cm" svg:y="23.425cm">
          <text:p text:style-name="P1"><text:span text:style-name="T5"><text:a xlink:href="http://creativecommons.org/licenses/by/3.0/" xlink:type="simple">http://creativecommons.org/licenses/by/3.0/</text:a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Reading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The Cathedral and the Bazaar by Eric Raymond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4"><text:a xlink:href="http://www.unterstein.net/su/docs/CathBaz.pdf" xlink:type="simple">http://www.unterstein.net/su/docs/CathBaz.pdf</text:a></text:span></text:p>
                </text:list-item>
                <text:list-item>
                  <text:p text:style-name="P6"><text:span text:style-name="T3">Sections 1,2,3, 4 and 9</text:span></text:p>
                </text:list-item>
              </text:list>
            </text:list-item>
            <text:list-item>
              <text:p text:style-name="P6"><text:span text:style-name="T3">Free Culture (Introduction and Chapter 4) Find out where RPI is mentioned! </text:span></text:p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<text:span text:style-name="T4"><text:a xlink:href="http://www.free-culture.cc/freeculture.pdf" xlink:type="simple">http://www.free-culture.cc/freeculture.pdf</text:a>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Open Source Iss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Why Open Source?</text:span></text:p>
            </text:list-item>
            <text:list-item>
              <text:p text:style-name="P6"><text:span text:style-name="T3">Why not Open Source?</text:span></text:p>
            </text:list-item>
            <text:list-item>
              <text:p text:style-name="P6"><text:span text:style-name="T3">Difference between Open Source and Free Software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2">http://askubuntu.com/questions/78958/is-there-a-difference-between-free-software-and-open-source-softwar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Why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Fun (Form Communities, Engage in a hobby, Learning Experience)</text:span></text:p>
            </text:list-item>
            <text:list-item>
              <text:p text:style-name="P6"><text:span text:style-name="T3">Profitable and Successful Business Models (Red Hat, inc , Cygnus Solutions, Service Oriented Business Model)</text:span></text:p>
            </text:list-item>
            <text:list-item>
              <text:p text:style-name="P6"><text:span text:style-name="T3">Altruism – serve the planet – If the world improves, you improv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Why Open Source (contd)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Open Science and Engineering (Open – Access to Data, Open – Access to Source Code, Collaboration oriented)</text:span></text:p>
            </text:list-item>
            <text:list-item>
              <text:p text:style-name="P6"><text:span text:style-name="T3">Intellectual Freedom (idea is a property – if and when that gets patented, you no longer have the freedom)</text:span></text:p>
            </text:list-item>
            <text:list-item>
              <text:p text:style-name="P6"><text:span text:style-name="T3">Open Medicine (Data, Chemical Compound, Effectiveness of Treatment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Why Open Source?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7" draw:layer="layout" svg:width="32.525cm" svg:height="15.719cm" svg:x="1.815cm" svg:y="6.343cm">
          <text:list text:style-name="L3">
            <text:list-item>
              <text:p text:style-name="P6"><text:span text:style-name="T3">Scalable Software Development 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3">Eric Raymond's The Cathedral and The Bazaar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6"><text:span text:style-name="T3"><text:s/>“ </text:span><text:span text:style-name="T3">Open source peer review is the only scalable method for achieving high reliability and quality”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The Cathedral and the Baza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Cathedral Model (commercial world ) - done by a single person or by a chosen committee</text:span></text:p>
            </text:list-item>
            <text:list-item>
              <text:p text:style-name="P6"><text:span text:style-name="T3">Bazaar Model (linux world) – contribution by people – but used in alpha, pre alpha stage by a lot of people – Release early and release ofte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 and B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Every Good Work of Software starts by scratching a developer's itch. - Most students projects tend to be on games!</text:span></text:p>
            </text:list-item>
            <text:list-item>
              <text:p text:style-name="P6"><text:span text:style-name="T3">Good Programmers know what to write; Great ones know what to rewrite and reuse!</text:span></text:p>
            </text:list-item>
            <text:list-item>
              <text:p text:style-name="P6"><text:span text:style-name="T3">Plan to throw one away; you will anyhow (Fred Brooks, “The Mythical Man Month”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 and B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If you have the right attitude, interesting problems will find you (be part of a community)</text:span></text:p>
            </text:list-item>
            <text:list-item>
              <text:p text:style-name="P6"><text:span text:style-name="T3">When you lose interest in a program, your last duty is to hand off to a competent successor.</text:span></text:p>
            </text:list-item>
            <text:list-item>
              <text:p text:style-name="P6"><text:span text:style-name="T3">Treating your users as co-developers is your least-hassle route to rapid code improvement and effective debugging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 and B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Release early, Release often. And listen to your customers.</text:span></text:p>
            </text:list-item>
            <text:list-item>
              <text:p text:style-name="P6"><text:span text:style-name="T3">When you lose interest in a program, your last duty is to hand off to a competent successo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 and B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Given a large enough beta-tester and co-developer base, almost every problem will be characterized quickly and the fix will be obvious to someone</text:span></text:p>
            </text:list-item>
            <text:list-item>
              <text:p text:style-name="P6"><text:span text:style-name="T3">Smart data structures and dumb code works a lot better than the other way around.</text:span></text:p>
            </text:list-item>
            <text:list-item>
              <text:p text:style-name="P6"><text:span text:style-name="T3">If you treat your beta testers as if they are your most valuable resource, they will respond by becoming your most valuable resourc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 and B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Any tool should be useful in the expected way, but a truly great tool tends itself to users you never expected.</text:span></text:p>
            </text:list-item>
            <text:list-item>
              <text:p text:style-name="P6"><text:span text:style-name="T3">When your language is nowhere near Turing-complete, syntactic sugar can be your friend.</text:span></text:p>
            </text:list-item>
            <text:list-item>
              <text:p text:style-name="P6"><text:span text:style-name="T3">To solve an interesting problem, start by finding a problem that interests you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Software Management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p text:style-name="P8"><text:span text:style-name="T7">Software Management has five functions.</text:span></text:p>
          <text:list text:style-name="L6">
            <text:list-item>
              <text:p text:style-name="P8"><text:span text:style-name="T7">Define goals and keep every one pointed in the same direction.</text:span></text:p>
            </text:list-item>
            <text:list-item>
              <text:p text:style-name="P8"><text:span text:style-name="T7">To Monitor and make sure critical details do not get skipped.</text:span></text:p>
            </text:list-item>
            <text:list-item>
              <text:p text:style-name="P8"><text:span text:style-name="T7">To motivate people to do boring and drudgery work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_26__20_Bullets" presentation:presentation-page-layout-name="AL1T1">
        <draw:custom-shape draw:name="TextShape 1" draw:style-name="gr1" draw:text-style-name="P2" draw:layer="layout" svg:width="32.525cm" svg:height="4.74cm" svg:x="1.815cm" svg:y="0.972cm">
          <text:p text:style-name="P1"><text:span text:style-name="T1">Software Management Functions (cont’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p text:style-name="P8"><text:span text:style-name="T7"/></text:p>
          <text:p text:style-name="P8"><text:span text:style-name="T7">4. To organize the deployment of people for best productivity.</text:span></text:p>
          <text:p text:style-name="P8"><text:span text:style-name="T7">5. To marshal resources needed to sustain the proj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Why Not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Intellectual property concerns</text:span></text:p>
            </text:list-item>
            <text:list-item>
              <text:p text:style-name="P6"><text:span text:style-name="T3">Chaotic development environment (volunteer based, distributed, no clear authority)</text:span></text:p>
            </text:list-item>
            <text:list-item>
              <text:p text:style-name="P6"><text:span text:style-name="T3">Hard to change code ( Public API visible, Internal structure visibl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Why Not Open Sour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Benefits are a function of community size</text:span></text:p>
            </text:list-item>
            <text:list-item>
              <text:p text:style-name="P6"><text:span text:style-name="T3">Proprietary business model (Better understood, Greater potential for $$$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73cm" svg:x="1.815cm" svg:y="2.155cm">
          <text:p text:style-name="P1"><text:span text:style-name="T1">Establishing An Open Source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Create a clear vision (requirements doc) – Technical domain, Software Stack/Tools</text:span></text:p>
            </text:list-item>
            <text:list-item>
              <text:p text:style-name="P6"><text:span text:style-name="T3">Involve team oriented people (big egos are big problems)</text:span></text:p>
            </text:list-item>
            <text:list-item>
              <text:p text:style-name="P6"><text:span text:style-name="T3">Identify leadership/management structure (Methods to break conflicts)</text:span></text:p>
            </text:list-item>
            <text:list-item>
              <text:p text:style-name="P6"><text:span text:style-name="T3">Establish an effective software proces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_26__20_Bullets" presentation:presentation-page-layout-name="AL1T1">
        <draw:custom-shape draw:name="TextShape 1" draw:style-name="gr1" draw:text-style-name="P2" draw:layer="layout" svg:width="32.525cm" svg:height="4.74cm" svg:x="1.815cm" svg:y="0.972cm">
          <text:p text:style-name="P1"><text:span text:style-name="T1">Establishing An Open Source Project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Define Communication protocol – chat room, developer mailing list, periodic face-to-face meetings.</text:span></text:p>
            </text:list-item>
            <text:list-item>
              <text:p text:style-name="P6"><text:span text:style-name="T2">Avoid </text:span><text:span text:style-name="T3">Pitfalls - Establish Core architecture early, start development with a few key people, start testing early, use version control, lock up languag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Use external Tool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Use external open source tools and libraries.</text:span></text:p>
            </text:list-item>
            <text:list-item>
              <text:p text:style-name="P6"><text:span text:style-name="T3">Redevelopment is a waste of time (most of the tim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Licen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3">
            <text:list-item>
              <text:p text:style-name="P6"><text:span text:style-name="T3">Understand licensing and use one</text:span></text:p>
            </text:list-item>
            <text:list-item>
              <text:p text:style-name="P6"><text:span text:style-name="T3">Select the software libraries that use similar licenses.</text:span></text:p>
            </text:list-item>
            <text:list-item>
              <text:p text:style-name="P6"><text:span text:style-name="T3">Commercialization strategy (pure support, open toolkits but closed applications, open standards closed implementations, Open platforms/closed plug-in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Questions and Discus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8000000060052607F59AA66F3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Bullets-background" style:display-name="Title &amp; Bullet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Helvetica Light" fo:font-family="'Helvetica Light'" fo:font-size="38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Helvetica Light" fo:font-family="'Helvetica Light'" fo:font-size="38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1.482cm" fo:margin-bottom="0cm" fo:line-height="100%" fo:text-align="start" fo:text-indent="0cm" style:writing-mode="lr-tb"/>
      <style:text-properties fo:font-size="3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Light" fo:font-size="38pt" fo:letter-spacing="normal" fo:font-style="normal" style:text-underline-style="none" fo:font-weight="normal" style:font-name-asian="Helvetica Light" style:font-size-asian="38pt" style:font-style-asian="normal" style:font-weight-asian="normal" style:font-name-complex="Helvetica Light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•">
        <style:list-level-properties text:space-before="3.811cm" text:min-label-width="1.269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•">
        <style:list-level-properties text:space-before="3.811cm" text:min-label-width="1.269cm"/>
        <style:text-properties fo:font-family="StarSymbol" fo:color="#ffffff" fo:font-size="75%"/>
      </text:list-level-style-bullet>
      <text:list-level-style-bullet text:level="5" text:bullet-char="•">
        <style:list-level-properties text:space-before="5.081cm" text:min-label-width="1.269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30.832cm" svg:height="5.89cm" svg:x="2.646cm" svg:y="1.129cm" presentation:class="title" presentation:user-transformed="true">
        <draw:text-box>
          <text:p text:style-name="MP5"><text:span text:style-name="MT1">Title Text</text:span></text:p>
        </draw:text-box>
      </draw:frame>
      <draw:frame draw:name="Body Level One…" presentation:style-name="Mpr2" draw:text-style-name="MP8" draw:layer="backgroundobjects" svg:width="30.832cm" svg:height="17.462cm" svg:x="2.646cm" svg:y="7.197cm" presentation:class="outline" presentation:user-transformed="true">
        <draw:text-box>
          <text:list text:style-name="ML3">
            <text:list-item>
              <text:p text:style-name="MP7"><text:span text:style-name="MT2">Body Level One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2">Body Level Tw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1.023cm" svg:height="1.057cm" svg:x="17.533cm" svg:y="25.682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MacOSX_X86_64 LibreOffice_project/9b0d9b32d5dcda91d2f1a96dc04c645c450872bf</meta:generator>
    <meta:document-statistic meta:object-count="107"/>
  </office:meta>
</office:document-meta>
</file>